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3cm"/>
    </style:style>
    <style:style style:name="gr2" style:family="graphic" style:parent-style-name="measure" style:list-style-name="L2">
      <style:graphic-properties draw:textarea-vertical-align="middle" fo:padding-top="0.813cm" fo:padding-left="0.254cm"/>
    </style:style>
    <style:style style:name="gr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2.413cm"/>
    </style:style>
    <style:style style:name="co1" style:family="table-column">
      <style:table-column-properties style:column-width="3.837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797cm"/>
    </style:style>
    <style:style style:name="ro3" style:family="table-row">
      <style:table-row-properties style:row-height="1.777cm"/>
    </style:style>
    <style:style style:name="ro4" style:family="table-row">
      <style:table-row-properties style:row-height="1.78cm"/>
    </style:style>
    <style:style style:name="ce1" style:family="table-cell">
      <style:graphic-properties draw:fill="gradient" draw:fill-gradient-name="Subtle_20_Tango_20_Green" draw:fill-image-width="0cm" draw:fill-image-height="0cm"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gradient" draw:fill-gradient-name="Subtle_20_Tango_20_Green" draw:fill-image-width="0cm" draw:fill-image-height="0cm" style:repeat="repeat"/>
    </style:style>
    <style:style style:name="ce3" style:family="table-cell">
      <style:graphic-properties draw:fill="gradient" draw:fill-gradient-name="Subtle_20_Tango_20_Green" draw:fill-image-width="0cm" draw:fill-image-height="0cm"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cc3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c33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cc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836cm" svg:height="8.964cm" svg:x="10.983cm" svg:y="7.8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nt* x2</text:span></text:p>
                <text:p text:style-name="P1"><text:span text:style-name="T2">0x004</text:span></text:p>
              </table:table-cell>
            </table:table-row>
            <table:table-row table:style-name="ro1">
              <table:table-cell table:style-name="ce1">
                <text:p text:style-name="P1"><text:span text:style-name="T1">...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836cm" svg:height="8.888cm" svg:x="3.766cm" svg:y="2.511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Int* x1</text:span></text:p>
                <text:p text:style-name="P1"><text:span text:style-name="T2">0x001</text:span>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3"/>
            </table:table-row>
            <table:table-row table:style-name="ro4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layer="layout" svg:width="3.429cm" svg:height="1.673cm" svg:x="3.921cm" svg:y="11.795cm">
          <draw:text-box>
            <text:p text:style-name="P1">Master</text:p>
            <text:p text:style-name="P1">Variant</text:p>
          </draw:text-box>
        </draw:frame>
        <draw:frame draw:style-name="gr1" draw:layer="layout" svg:width="3.429cm" svg:height="1.673cm" svg:x="11.241cm" svg:y="17.034cm">
          <draw:text-box>
            <text:p text:style-name="P1">Slave</text:p>
            <text:p text:style-name="P1">Variant</text:p>
          </draw:text-box>
        </draw:frame>
        <draw:measure draw:style-name="gr2" draw:text-style-name="P2" draw:layer="measurelines" svg:x1="9.255cm" svg:y1="4.175cm" svg:x2="9.255cm" svg:y2="9.636cm">
          <text:p text:style-name="P2"/>
          <text:p text:style-name="P2"><text:span text:style-name="T3">Delta = -3</text:span></text:p>
        </draw:measure>
        <draw:line draw:style-name="gr3" draw:text-style-name="P1" draw:layer="layout" svg:x1="7.985cm" svg:y1="2.651cm" svg:x2="21.574cm" svg:y2="2.651cm">
          <text:p/>
        </draw:line>
        <draw:line draw:style-name="gr3" draw:text-style-name="P1" draw:layer="layout" svg:x1="14.843cm" svg:y1="9.128cm" svg:x2="21.32cm" svg:y2="9.128cm">
          <text:p/>
        </draw:line>
        <draw:frame draw:style-name="gr4" draw:text-style-name="P3" draw:layer="layout" svg:width="4.445cm" svg:height="1.139cm" svg:x="15.478cm" svg:y="1.385cm">
          <draw:text-box>
            <text:p text:style-name="P3"><text:span text:style-name="T1">Int x1cast=1</text:span></text:p>
          </draw:text-box>
        </draw:frame>
        <draw:frame draw:style-name="gr4" draw:text-style-name="P3" draw:layer="layout" svg:width="4.572cm" svg:height="1.139cm" svg:x="15.478cm" svg:y="7.735cm">
          <draw:text-box>
            <text:p text:style-name="P3"><text:span text:style-name="T1">Int x2cast=4</text:span></text:p>
          </draw:text-box>
        </draw:frame>
        <draw:line draw:style-name="gr3" draw:text-style-name="P1" draw:layer="layout" svg:x1="21.32cm" svg:y1="9.255cm" svg:x2="21.32cm" svg:y2="2.778cm">
          <text:p/>
        </draw:line>
        <draw:frame draw:style-name="gr5" draw:text-style-name="P4" draw:layer="layout" svg:width="2.667cm" svg:height="2.663cm" svg:x="21.574cm" svg:y="4.81cm">
          <draw:text-box>
            <text:p text:style-name="P4"><text:span text:style-name="T4">+ delta</text:span></text:p>
          </draw:text-box>
        </draw:frame>
        <draw:line draw:style-name="gr3" draw:text-style-name="P1" draw:layer="layout" svg:x1="21.574cm" svg:y1="2.651cm" svg:x2="25.384cm" svg:y2="2.651cm">
          <text:p/>
        </draw:line>
        <draw:frame draw:style-name="gr4" draw:text-style-name="P3" draw:layer="layout" svg:width="4.572cm" svg:height="1.139cm" svg:x="21.828cm" svg:y="3.163cm">
          <draw:text-box>
            <text:p text:style-name="P3"><text:span text:style-name="T1">Int x2cast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e_20_1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8-18T19:23:23.546627360</meta:creation-date>
    <dc:date>2015-08-18T19:39:35.870900200</dc:date>
    <dc:creator>Martin </dc:creator>
    <meta:editing-duration>PT50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